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1.875in" style:rel-column-width="2700*"/>
    </style:style>
    <style:style style:name="Table6.B" style:family="table-column">
      <style:table-column-properties style:column-width="1.9347in" style:rel-column-width="2786*"/>
    </style:style>
    <style:style style:name="Table6.C" style:family="table-column">
      <style:table-column-properties style:column-width="1.7299in" style:rel-column-width="2491*"/>
    </style:style>
    <style:style style:name="Table6.D" style:family="table-column">
      <style:table-column-properties style:column-width="1.3854in" style:rel-column-width="1995*"/>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0.5pt" officeooo:paragraph-rsid="000d4e54" style:font-size-asian="10.5pt" style:font-size-complex="10.5pt"/>
    </style:style>
    <style:style style:name="P2" style:family="paragraph" style:parent-style-name="Text_20_body">
      <style:text-properties officeooo:paragraph-rsid="0023e148"/>
    </style:style>
    <style:style style:name="P3" style:family="paragraph" style:parent-style-name="Text_20_body">
      <style:text-properties officeooo:paragraph-rsid="002ca160"/>
    </style:style>
    <style:style style:name="P4" style:family="paragraph" style:parent-style-name="Text_20_body">
      <style:text-properties officeooo:paragraph-rsid="002fbada"/>
    </style:style>
    <style:style style:name="P5" style:family="paragraph" style:parent-style-name="Text_20_body">
      <style:text-properties officeooo:paragraph-rsid="00365a85"/>
    </style:style>
    <style:style style:name="P6" style:family="paragraph" style:parent-style-name="Text_20_body">
      <style:text-properties officeooo:paragraph-rsid="0037bdb2"/>
    </style:style>
    <style:style style:name="P7" style:family="paragraph" style:parent-style-name="Text_20_body">
      <style:text-properties officeooo:paragraph-rsid="004fbb46"/>
    </style:style>
    <style:style style:name="P8" style:family="paragraph" style:parent-style-name="Addressee">
      <style:text-properties officeooo:paragraph-rsid="000d4e54"/>
    </style:style>
    <style:style style:name="P9" style:family="paragraph" style:parent-style-name="Standard">
      <style:text-properties officeooo:paragraph-rsid="00503344"/>
    </style:style>
    <style:style style:name="P10" style:family="paragraph" style:parent-style-name="Text_20_body" style:list-style-name="L1">
      <style:text-properties officeooo:paragraph-rsid="000d4e54"/>
    </style:style>
    <style:style style:name="P11" style:family="paragraph" style:parent-style-name="Text_20_body" style:list-style-name="L1">
      <style:text-properties fo:font-size="10.5pt" officeooo:paragraph-rsid="0026d82f" style:font-size-asian="10.5pt" style:font-size-complex="10.5pt"/>
    </style:style>
    <style:style style:name="P12" style:family="paragraph" style:parent-style-name="Text_20_body" style:list-style-name="L1">
      <style:text-properties fo:font-size="10.5pt" officeooo:paragraph-rsid="000d4e54" style:font-size-asian="10.5pt" style:font-size-complex="10.5pt"/>
    </style:style>
    <style:style style:name="P13" style:family="paragraph" style:parent-style-name="Text_20_body" style:list-style-name="L1">
      <style:text-properties fo:font-size="10.5pt" officeooo:rsid="0298589f" officeooo:paragraph-rsid="000d4e54" style:font-size-asian="10.5pt" style:font-size-complex="10.5pt"/>
    </style:style>
    <style:style style:name="P14" style:family="paragraph" style:parent-style-name="Text_20_body" style:list-style-name="L5">
      <style:text-properties fo:font-size="10.5pt" officeooo:rsid="0299a8b0" officeooo:paragraph-rsid="000d4e54" style:font-size-asian="10.5pt" style:font-size-complex="10.5pt"/>
    </style:style>
    <style:style style:name="P15" style:family="paragraph" style:parent-style-name="Text_20_body">
      <style:text-properties officeooo:paragraph-rsid="003a431a"/>
    </style:style>
    <style:style style:name="P16" style:family="paragraph" style:parent-style-name="Text_20_body">
      <style:text-properties officeooo:paragraph-rsid="00503344"/>
    </style:style>
    <style:style style:name="P17" style:family="paragraph" style:parent-style-name="Text_20_body">
      <style:text-properties officeooo:paragraph-rsid="004b3abd"/>
    </style:style>
    <style:style style:name="P18" style:family="paragraph" style:parent-style-name="Text_20_body">
      <style:text-properties officeooo:paragraph-rsid="00583477"/>
    </style:style>
    <style:style style:name="P19" style:family="paragraph" style:parent-style-name="Text_20_body" style:list-style-name="L1">
      <style:paragraph-properties fo:margin-top="0in" fo:margin-bottom="0in" loext:contextual-spacing="false"/>
      <style:text-properties fo:font-size="10.5pt" officeooo:paragraph-rsid="000d4e54" style:font-size-asian="10.5pt" style:font-size-complex="10.5pt"/>
    </style:style>
    <style:style style:name="P20" style:family="paragraph" style:parent-style-name="Text_20_body" style:list-style-name="L1">
      <style:paragraph-properties fo:margin-top="0in" fo:margin-bottom="0in" loext:contextual-spacing="false"/>
      <style:text-properties fo:font-size="10.5pt" officeooo:paragraph-rsid="00109b2c" style:font-size-asian="10.5pt" style:font-size-complex="10.5pt"/>
    </style:style>
    <style:style style:name="P21" style:family="paragraph" style:parent-style-name="Text_20_body" style:list-style-name="L2">
      <style:paragraph-properties fo:margin-top="0in" fo:margin-bottom="0in" loext:contextual-spacing="false"/>
      <style:text-properties fo:font-size="10.5pt" officeooo:rsid="0016a040" officeooo:paragraph-rsid="0016a040" style:font-size-asian="10.5pt" style:font-size-complex="10.5pt"/>
    </style:style>
    <style:style style:name="P22" style:family="paragraph" style:parent-style-name="Text_20_body" style:list-style-name="L1">
      <style:paragraph-properties fo:margin-top="0in" fo:margin-bottom="0in" loext:contextual-spacing="false"/>
      <style:text-properties fo:font-size="10.5pt" officeooo:rsid="0016a040" officeooo:paragraph-rsid="0016a040" style:font-size-asian="10.5pt" style:font-size-complex="10.5pt"/>
    </style:style>
    <style:style style:name="P23" style:family="paragraph" style:parent-style-name="Text_20_body" style:list-style-name="L4">
      <style:paragraph-properties fo:margin-top="0in" fo:margin-bottom="0in" loext:contextual-spacing="false"/>
      <style:text-properties fo:font-size="10.5pt" officeooo:rsid="0016a040" officeooo:paragraph-rsid="0016a040" style:font-size-asian="10.5pt" style:font-size-complex="10.5pt"/>
    </style:style>
    <style:style style:name="P24" style:family="paragraph" style:parent-style-name="Text_20_body" style:list-style-name="L1">
      <style:paragraph-properties fo:margin-top="0in" fo:margin-bottom="0in" loext:contextual-spacing="false"/>
      <style:text-properties fo:font-size="10.5pt" officeooo:rsid="004ce558" officeooo:paragraph-rsid="004ce558" style:font-size-asian="10.5pt" style:font-size-complex="10.5pt"/>
    </style:style>
    <style:style style:name="P25" style:family="paragraph" style:parent-style-name="Text_20_body" style:list-style-name="L3">
      <style:paragraph-properties fo:margin-top="0in" fo:margin-bottom="0in" loext:contextual-spacing="false"/>
      <style:text-properties fo:font-size="10.5pt" officeooo:rsid="004ce558" officeooo:paragraph-rsid="004ce558" style:font-size-asian="10.5pt" style:font-size-complex="10.5pt"/>
    </style:style>
    <style:style style:name="P26" style:family="paragraph" style:parent-style-name="Text_20_body" style:list-style-name="L3">
      <style:paragraph-properties fo:margin-top="0in" fo:margin-bottom="0in" loext:contextual-spacing="false"/>
      <style:text-properties fo:font-size="10.5pt" officeooo:rsid="00280a95" officeooo:paragraph-rsid="004ce558" style:font-size-asian="10.5pt" style:font-size-complex="10.5pt"/>
    </style:style>
    <style:style style:name="P27" style:family="paragraph" style:parent-style-name="Text_20_body" style:list-style-name="L1">
      <style:paragraph-properties fo:margin-top="0in" fo:margin-bottom="0in" loext:contextual-spacing="false"/>
      <style:text-properties fo:font-size="10.5pt" officeooo:rsid="00280a95" officeooo:paragraph-rsid="00280a95" style:font-size-asian="10.5pt" style:font-size-complex="10.5pt"/>
    </style:style>
    <style:style style:name="P28" style:family="paragraph" style:parent-style-name="Text_20_body" style:list-style-name="L1">
      <style:paragraph-properties fo:margin-top="0in" fo:margin-bottom="0in" loext:contextual-spacing="false"/>
      <style:text-properties fo:font-size="10.5pt" officeooo:rsid="001bf01d" officeooo:paragraph-rsid="001bf01d" style:font-size-asian="10.5pt" style:font-size-complex="10.5pt"/>
    </style:style>
    <style:style style:name="P29" style:family="paragraph" style:parent-style-name="Text_20_body" style:list-style-name="L1">
      <style:paragraph-properties fo:margin-top="0in" fo:margin-bottom="0in" loext:contextual-spacing="false"/>
      <style:text-properties fo:font-size="10.5pt" officeooo:rsid="001bf01d" officeooo:paragraph-rsid="001c8bf3" style:font-size-asian="10.5pt" style:font-size-complex="10.5pt"/>
    </style:style>
    <style:style style:name="P30" style:family="paragraph" style:parent-style-name="Text_20_body" style:list-style-name="L1">
      <style:paragraph-properties fo:margin-top="0in" fo:margin-bottom="0in" loext:contextual-spacing="false"/>
      <style:text-properties fo:font-size="10.5pt" officeooo:rsid="001bf01d" officeooo:paragraph-rsid="0040b7ea" style:font-size-asian="10.5pt" style:font-size-complex="10.5pt"/>
    </style:style>
    <style:style style:name="P31" style:family="paragraph" style:parent-style-name="Text_20_body" style:list-style-name="L1">
      <style:paragraph-properties fo:margin-top="0in" fo:margin-bottom="0in" loext:contextual-spacing="false"/>
      <style:text-properties fo:font-size="10.5pt" officeooo:rsid="0040b7ea" officeooo:paragraph-rsid="0040b7ea" style:font-size-asian="10.5pt" style:font-size-complex="10.5pt"/>
    </style:style>
    <style:style style:name="P32" style:family="paragraph" style:parent-style-name="Text_20_body" style:list-style-name="L1">
      <style:paragraph-properties fo:margin-top="0in" fo:margin-bottom="0in" loext:contextual-spacing="false"/>
      <style:text-properties fo:font-size="10.5pt" officeooo:rsid="001c8bf3" officeooo:paragraph-rsid="0040b7ea" style:font-size-asian="10.5pt" style:font-size-complex="10.5pt"/>
    </style:style>
    <style:style style:name="P33" style:family="paragraph" style:parent-style-name="Text_20_body" style:list-style-name="L1">
      <style:paragraph-properties fo:margin-top="0in" fo:margin-bottom="0in" loext:contextual-spacing="false"/>
      <style:text-properties fo:font-size="10.5pt" officeooo:rsid="00224055" officeooo:paragraph-rsid="00224055" style:font-size-asian="10.5pt" style:font-size-complex="10.5pt"/>
    </style:style>
    <style:style style:name="P34" style:family="paragraph" style:parent-style-name="Text_20_body" style:list-style-name="L1">
      <style:paragraph-properties fo:margin-top="0in" fo:margin-bottom="0in" loext:contextual-spacing="false"/>
      <style:text-properties fo:font-size="10.5pt" officeooo:rsid="00146f1b" officeooo:paragraph-rsid="00146f1b" style:font-size-asian="10.5pt" style:font-size-complex="10.5pt"/>
    </style:style>
    <style:style style:name="P35" style:family="paragraph" style:parent-style-name="Text_20_body" style:list-style-name="L1">
      <style:paragraph-properties fo:margin-top="0in" fo:margin-bottom="0in" loext:contextual-spacing="false"/>
      <style:text-properties fo:font-size="10.5pt" officeooo:rsid="00452696" officeooo:paragraph-rsid="00452696" style:font-size-asian="10.5pt" style:font-size-complex="10.5pt"/>
    </style:style>
    <style:style style:name="P36" style:family="paragraph" style:parent-style-name="Text_20_body" style:list-style-name="L1">
      <style:paragraph-properties fo:margin-top="0in" fo:margin-bottom="0in" loext:contextual-spacing="false"/>
      <style:text-properties fo:font-size="10.5pt" officeooo:rsid="004b3abd" officeooo:paragraph-rsid="004b3abd" style:font-size-asian="10.5pt" style:font-size-complex="10.5pt"/>
    </style:style>
    <style:style style:name="P37" style:family="paragraph" style:parent-style-name="Text_20_body" style:list-style-name="L1">
      <style:paragraph-properties fo:margin-top="0in" fo:margin-bottom="0in" loext:contextual-spacing="false"/>
      <style:text-properties fo:font-size="10.5pt" officeooo:rsid="004c31b2" officeooo:paragraph-rsid="004c31b2" style:font-size-asian="10.5pt" style:font-size-complex="10.5pt"/>
    </style:style>
    <style:style style:name="P38" style:family="paragraph" style:parent-style-name="Text_20_body" style:list-style-name="L1">
      <style:paragraph-properties fo:margin-top="0in" fo:margin-bottom="0in" loext:contextual-spacing="false"/>
      <style:text-properties fo:font-size="10.5pt" officeooo:rsid="00125ed6" officeooo:paragraph-rsid="00125ed6" style:font-size-asian="10.5pt" style:font-size-complex="10.5pt"/>
    </style:style>
    <style:style style:name="P39" style:family="paragraph" style:parent-style-name="Text_20_body" style:list-style-name="L1">
      <style:paragraph-properties fo:margin-top="0in" fo:margin-bottom="0in" loext:contextual-spacing="false"/>
      <style:text-properties fo:font-size="10.5pt" officeooo:rsid="00128bec" officeooo:paragraph-rsid="00128bec" style:font-size-asian="10.5pt" style:font-size-complex="10.5pt"/>
    </style:style>
    <style:style style:name="P40" style:family="paragraph" style:parent-style-name="Text_20_body" style:list-style-name="L1">
      <style:paragraph-properties fo:margin-top="0in" fo:margin-bottom="0in" loext:contextual-spacing="false"/>
      <style:text-properties officeooo:paragraph-rsid="000d4e54"/>
    </style:style>
    <style:style style:name="P41" style:family="paragraph" style:parent-style-name="Preformatted_20_Text" style:list-style-name="L1">
      <style:paragraph-properties fo:margin-top="0in" fo:margin-bottom="0.1965in" loext:contextual-spacing="false"/>
      <style:text-properties fo:font-size="10.5pt" officeooo:paragraph-rsid="000d4e54" style:font-size-asian="10.5pt" style:font-size-complex="10.5pt"/>
    </style:style>
    <style:style style:name="P42" style:family="paragraph" style:parent-style-name="Heading_20_1">
      <style:text-properties officeooo:paragraph-rsid="0023e148"/>
    </style:style>
    <style:style style:name="P43" style:family="paragraph" style:parent-style-name="Heading_20_1">
      <style:paragraph-properties fo:text-align="start" style:justify-single-word="false"/>
    </style:style>
    <style:style style:name="P44" style:family="paragraph" style:parent-style-name="Table_20_Contents">
      <style:text-properties fo:font-size="10.5pt" officeooo:rsid="0016a3b6" officeooo:paragraph-rsid="00503344" style:font-size-asian="10.5pt" style:font-size-complex="10.5pt"/>
    </style:style>
    <style:style style:name="P45" style:family="paragraph" style:parent-style-name="Table_20_Contents">
      <style:text-properties fo:font-size="10.5pt" officeooo:paragraph-rsid="00503344" style:font-size-asian="10.5pt" style:font-size-complex="10.5pt"/>
    </style:style>
    <style:style style:name="P46" style:family="paragraph" style:parent-style-name="Table_20_Contents">
      <style:text-properties fo:font-size="10.5pt" officeooo:rsid="00170669" officeooo:paragraph-rsid="00503344" style:font-size-asian="10.5pt" style:font-size-complex="10.5pt"/>
    </style:style>
    <style:style style:name="P47" style:family="paragraph" style:parent-style-name="Table_20_Contents">
      <style:text-properties fo:font-size="10.5pt" officeooo:rsid="0019619c" officeooo:paragraph-rsid="00503344" style:font-size-asian="10.5pt" style:font-size-complex="10.5pt"/>
    </style:style>
    <style:style style:name="P48" style:family="paragraph" style:parent-style-name="Table_20_Contents">
      <style:text-properties fo:font-size="10.5pt" officeooo:rsid="001af254" officeooo:paragraph-rsid="00503344" style:font-size-asian="10.5pt" style:font-size-complex="10.5pt"/>
    </style:style>
    <style:style style:name="P49" style:family="paragraph" style:parent-style-name="Table_20_Contents">
      <style:text-properties fo:font-size="10.5pt" officeooo:rsid="00532f7a" officeooo:paragraph-rsid="00532f7a" style:font-size-asian="10.5pt" style:font-size-complex="10.5pt"/>
    </style:style>
    <style:style style:name="P50" style:family="paragraph" style:parent-style-name="Table_20_Contents">
      <style:text-properties fo:font-size="10.5pt" officeooo:rsid="0054d78f" officeooo:paragraph-rsid="0054d78f" style:font-size-asian="10.5pt" style:font-size-complex="10.5pt"/>
    </style:style>
    <style:style style:name="P51" style:family="paragraph" style:parent-style-name="Table_20_Contents">
      <style:text-properties fo:font-weight="bold" officeooo:rsid="0016a3b6" officeooo:paragraph-rsid="00503344" style:font-weight-asian="bold" style:font-weight-complex="bold"/>
    </style:style>
    <style:style style:name="T1" style:family="text">
      <style:text-properties style:font-name="Liberation Serif" fo:font-size="18pt" style:font-size-asian="18pt" style:font-size-complex="18pt"/>
    </style:style>
    <style:style style:name="T2" style:family="text">
      <style:text-properties style:font-name="Liberation Serif" fo:font-size="18pt" officeooo:rsid="03578988" style:font-size-asian="18pt" style:font-size-complex="18pt"/>
    </style:style>
    <style:style style:name="T3" style:family="text">
      <style:text-properties style:font-name="Liberation Serif" fo:font-size="18pt" officeooo:rsid="0034f317" style:font-size-asian="18pt" style:font-size-complex="18pt"/>
    </style:style>
    <style:style style:name="T4" style:family="text">
      <style:text-properties style:font-name="Liberation Serif" fo:font-size="18pt" officeooo:rsid="002640fc" style:font-size-asian="18pt" style:font-size-complex="18pt"/>
    </style:style>
    <style:style style:name="T5" style:family="text">
      <style:text-properties style:font-name="Liberation Serif" fo:font-size="10.5pt" officeooo:rsid="0023e148" style:font-size-asian="10.5pt" style:font-size-complex="10.5pt"/>
    </style:style>
    <style:style style:name="T6" style:family="text">
      <style:text-properties style:font-name="Liberation Serif" fo:font-size="10.5pt" officeooo:rsid="002ca160" style:font-size-asian="10.5pt" style:font-size-complex="10.5pt"/>
    </style:style>
    <style:style style:name="T7" style:family="text">
      <style:text-properties style:font-name="Liberation Serif" fo:font-size="10.5pt" officeooo:rsid="002d90fa" style:font-size-asian="10.5pt" style:font-size-complex="10.5pt"/>
    </style:style>
    <style:style style:name="T8" style:family="text">
      <style:text-properties style:font-name="Liberation Serif" fo:font-size="10.5pt" officeooo:rsid="0037bdb2" style:font-size-asian="10.5pt" style:font-size-complex="10.5pt"/>
    </style:style>
    <style:style style:name="T9" style:family="text">
      <style:text-properties style:font-name="Liberation Serif" fo:font-size="10.5pt" officeooo:rsid="003a431a" style:font-size-asian="10.5pt" style:font-size-complex="10.5pt"/>
    </style:style>
    <style:style style:name="T10" style:family="text">
      <style:text-properties style:font-name="Liberation Serif" fo:font-size="10.5pt" officeooo:rsid="0031682c" style:font-size-asian="10.5pt" style:font-size-complex="10.5pt"/>
    </style:style>
    <style:style style:name="T11" style:family="text">
      <style:text-properties style:font-name="Liberation Serif" fo:font-size="10.5pt" officeooo:rsid="00334c48" style:font-size-asian="10.5pt" style:font-size-complex="10.5pt"/>
    </style:style>
    <style:style style:name="T12" style:family="text">
      <style:text-properties style:font-name="Liberation Serif" fo:font-size="10.5pt" officeooo:rsid="00365a85" style:font-size-asian="10.5pt" style:font-size-complex="10.5pt"/>
    </style:style>
    <style:style style:name="T13" style:family="text">
      <style:text-properties style:font-name="Liberation Serif" fo:font-size="10.5pt" officeooo:rsid="003bcbb9" style:font-size-asian="10.5pt" style:font-size-complex="10.5pt"/>
    </style:style>
    <style:style style:name="T14" style:family="text">
      <style:text-properties style:font-name="Liberation Serif" fo:font-size="10.5pt" officeooo:rsid="0048c826" style:font-size-asian="10.5pt" style:font-size-complex="10.5pt"/>
    </style:style>
    <style:style style:name="T15" style:family="text">
      <style:text-properties style:font-name="Liberation Serif" fo:font-size="10.5pt" officeooo:rsid="00494604" style:font-size-asian="10.5pt" style:font-size-complex="10.5pt"/>
    </style:style>
    <style:style style:name="T16" style:family="text">
      <style:text-properties style:font-name="Liberation Serif" fo:font-size="10.5pt" officeooo:rsid="004b3abd" style:font-size-asian="10.5pt" style:font-size-complex="10.5pt"/>
    </style:style>
    <style:style style:name="T17" style:family="text">
      <style:text-properties style:font-name="Liberation Serif" fo:font-size="10.5pt" officeooo:rsid="004fbb46" style:font-size-asian="10.5pt" style:font-size-complex="10.5pt"/>
    </style:style>
    <style:style style:name="T18" style:family="text">
      <style:text-properties style:font-name="Liberation Serif" fo:font-size="10.5pt" officeooo:rsid="00583477" style:font-size-asian="10.5pt" style:font-size-complex="10.5pt"/>
    </style:style>
    <style:style style:name="T19" style:family="text">
      <style:text-properties style:font-name="Liberation Serif" fo:font-size="14pt" style:font-size-asian="14pt" style:font-size-complex="14pt"/>
    </style:style>
    <style:style style:name="T20" style:family="text">
      <style:text-properties style:font-name="Liberation Serif" fo:font-size="14pt" officeooo:rsid="0023e148" style:font-size-asian="14pt" style:font-size-complex="14pt"/>
    </style:style>
    <style:style style:name="T21" style:family="text">
      <style:text-properties style:font-name="Liberation Serif" fo:font-size="14pt" officeooo:rsid="002fbada" style:font-size-asian="14pt" style:font-size-complex="14pt"/>
    </style:style>
    <style:style style:name="T22" style:family="text">
      <style:text-properties officeooo:rsid="01dc3eff"/>
    </style:style>
    <style:style style:name="T23" style:family="text">
      <style:text-properties officeooo:rsid="01d62a67"/>
    </style:style>
    <style:style style:name="T24" style:family="text">
      <style:text-properties officeooo:rsid="01dbdff1"/>
    </style:style>
    <style:style style:name="T25" style:family="text">
      <style:text-properties style:text-underline-style="solid" style:text-underline-width="auto" style:text-underline-color="font-color"/>
    </style:style>
    <style:style style:name="T26" style:family="text">
      <style:text-properties officeooo:rsid="02db243f"/>
    </style:style>
    <style:style style:name="T27" style:family="text">
      <style:text-properties officeooo:rsid="0298589f"/>
    </style:style>
    <style:style style:name="T28" style:family="text">
      <style:text-properties officeooo:rsid="029a84f8"/>
    </style:style>
    <style:style style:name="T29" style:family="text">
      <style:text-properties fo:font-weight="bold"/>
    </style:style>
    <style:style style:name="T30" style:family="text">
      <style:text-properties officeooo:rsid="00109b2c"/>
    </style:style>
    <style:style style:name="T31" style:family="text">
      <style:text-properties officeooo:rsid="001527a3"/>
    </style:style>
    <style:style style:name="T32" style:family="text">
      <style:text-properties officeooo:rsid="001c8bf3"/>
    </style:style>
    <style:style style:name="T33" style:family="text">
      <style:text-properties fo:font-style="normal" officeooo:rsid="001c8bf3" style:font-style-asian="normal" style:font-style-complex="normal"/>
    </style:style>
    <style:style style:name="T34" style:family="text">
      <style:text-properties fo:font-size="10.5pt" style:font-size-asian="10.5pt" style:font-size-complex="10.5pt"/>
    </style:style>
    <style:style style:name="T35" style:family="text">
      <style:text-properties fo:font-size="10.5pt" officeooo:rsid="01d7eff5" style:font-size-asian="10.5pt" style:font-size-complex="10.5pt"/>
    </style:style>
    <style:style style:name="T36" style:family="text">
      <style:text-properties fo:font-size="10.5pt" style:text-underline-style="solid" style:text-underline-width="auto" style:text-underline-color="font-color" style:font-size-asian="10.5pt" style:font-size-complex="10.5pt"/>
    </style:style>
    <style:style style:name="T37" style:family="text">
      <style:text-properties officeooo:rsid="0049b4a9"/>
    </style:style>
    <style:style style:name="T38" style:family="text">
      <style:text-properties officeooo:rsid="000af9d9"/>
    </style:style>
    <style:style style:name="T39" style:family="text">
      <style:text-properties officeooo:rsid="0043e0c9"/>
    </style:style>
    <style:style style:name="T40" style:family="text">
      <style:text-properties officeooo:rsid="004b3abd"/>
    </style:style>
    <style:style style:name="T41" style:family="text">
      <style:text-properties style:text-position="super 58%"/>
    </style:style>
    <style:style style:name="T42" style:family="text">
      <style:text-properties officeooo:rsid="004c31b2"/>
    </style:style>
    <style:style style:name="T43" style:family="text">
      <style:text-properties officeooo:rsid="004ce558"/>
    </style:style>
    <style:style style:name="T44" style:family="text">
      <style:text-properties officeooo:rsid="004e375d"/>
    </style:style>
    <style:style style:name="T45" style:family="text">
      <style:text-properties officeooo:rsid="004f0767"/>
    </style:style>
    <style:style style:name="T46" style:family="text">
      <style:text-properties officeooo:rsid="0016a3b6"/>
    </style:style>
    <style:style style:name="T47" style:family="text">
      <style:text-properties officeooo:rsid="00517c67"/>
    </style:style>
    <style:style style:name="T48" style:family="text">
      <style:text-properties style:font-name="Liberation Serif"/>
    </style:style>
    <style:style style:name="T49" style:family="text">
      <style:text-properties style:font-name="Liberation Serif" fo:font-size="13pt" style:font-size-asian="13pt" style:font-size-complex="13pt"/>
    </style:style>
    <style:style style:name="T50" style:family="text">
      <style:text-properties style:font-name="Liberation Serif" fo:font-size="14pt" style:font-size-asian="14pt" style:font-size-complex="14pt"/>
    </style:style>
    <style:style style:name="T51" style:family="text">
      <style:text-properties officeooo:rsid="00586669"/>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Source_20_Text"><text:tab/><text:tab/><text:tab/><text:tab/>Edward C. Zimmermann &lt;</text:span><text:a xlink:type="simple" xlink:href="mailto:edz@nonmonotonic.net" text:style-name="Internet_20_link" text:visited-style-name="Visited_20_Internet_20_Link"><text:span text:style-name="Source_20_Text">edz@nonmonotonic.net</text:span></text:a><text:span text:style-name="Source_20_Text">&gt;</text:span></text:p>
      <text:h text:style-name="P42" text:outline-level="1"><text:span text:style-name="Source_20_Text"><text:span text:style-name="T20">Abstract</text:span></text:span></text:h>
      <text:p text:style-name="P2"><text:span text:style-name="Source_20_Text"><text:span text:style-name="T5">There are a vast number of engines on the market. On the commerical side there is, for example, MarkLogic; there are RBMSs with fulltext support like SQLlite and the extraordinary PostgreSQL; and on the “open source” side there engines like ElasticSearch, Solr and Neo4j. The last 3, interestingly, are not really engines but are applications based around the Lucene engine. This study thus compares re-Isearch to Lucene.</text:span></text:span></text:p>
      <text:h text:style-name="Heading_20_1" text:outline-level="1"><text:span text:style-name="Source_20_Text"><text:span text:style-name="T19">Apache Solr</text:span></text:span></text:h>
      <text:p text:style-name="P2"><text:span text:style-name="Source_20_Text"><text:span text:style-name="T5">Apache Solr is an open-source search server built on top of </text:span></text:span><text:span text:style-name="Source_20_Text"><text:span text:style-name="T6">Apache</text:span></text:span><text:span text:style-name="Source_20_Text"><text:span text:style-name="T5"> Lucene that provides all of Lucene’s search capabilities through HTTP requests. It has been around for almost a decade and a half, making it a mature product with a broad user community.</text:span></text:span></text:p>
      <text:p text:style-name="P2"><text:span text:style-name="Source_20_Text"><text:span text:style-name="T5">Solr uses request handlers to ingest data from XML files, CSV files, databases, Microsoft Word documents, and PDFs. </text:span></text:span><text:span text:style-name="Source_20_Text"><text:span text:style-name="T7">It provides</text:span></text:span><text:span text:style-name="Source_20_Text"><text:span text:style-name="T5"> native support for the Apache Tika library.</text:span></text:span></text:p>
      <text:p text:style-name="P4"><text:span text:style-name="Source_20_Text"><text:span text:style-name="T6">A</text:span></text:span><text:span text:style-name="Source_20_Text"><text:span text:style-name="T5"> </text:span></text:span><text:span text:style-name="Source_20_Text"><text:span text:style-name="T6">S</text:span></text:span><text:span text:style-name="Source_20_Text"><text:span text:style-name="T5">olr c</text:span></text:span><text:span text:style-name="Source_20_Text"><text:span text:style-name="T6">onfi</text:span></text:span><text:span text:style-name="Source_20_Text"><text:span text:style-name="T5">guration requires </text:span></text:span><text:span text:style-name="Source_20_Text"><text:span text:style-name="T6">at least 512 MB </text:span></text:span><text:span text:style-name="Source_20_Text"><text:span text:style-name="T5">of HEAP memory to allocate to instances.</text:span></text:span></text:p>
      <text:p text:style-name="P6"><text:span text:style-name="Source_20_Text"><text:span text:style-name="T8">Solr is licensed with the Apache </text:span></text:span><text:span text:style-name="Source_20_Text"><text:span text:style-name="T9">2.0 </text:span></text:span><text:span text:style-name="Source_20_Text"><text:span text:style-name="T8">License. </text:span></text:span><text:span text:style-name="Source_20_Text"><text:span text:style-name="T9">It is an official Apache project.</text:span></text:span></text:p>
      <text:h text:style-name="Heading_20_1" text:outline-level="1"><text:span text:style-name="Source_20_Text"><text:span text:style-name="T19">ElasticSearch</text:span></text:span></text:h>
      <text:p text:style-name="P3"><text:span text:style-name="Source_20_Text"><text:span text:style-name="T6">Elasticsearch is also an open-source search engine built on top of Apache Lucene. It extends Lucene’s indexing and search functionalities using RESTful APIs, and it archives the distribution of data on multiple servers using the index and shards concept. Elasticsearch is completely based on JSON. <text:s/>It supports data ingestion from multiple sources using the Beats family (lightweight data shippers available in the ELK Stack) and Logstash.</text:span></text:span></text:p>
      <text:p text:style-name="P3"><text:span text:style-name="Source_20_Text"><text:span text:style-name="T6">The default Elasticsearch configuration requires 1GB of HEAP memory. </text:span></text:span></text:p>
      <text:p text:style-name="P17"><text:span text:style-name="Source_20_Text"><text:span text:style-name="T8">Elastic started off under the Apache 2.0 license but is now dual licensed under both the Elastic License and SSPL. </text:span></text:span><text:span text:style-name="Source_20_Text"><text:span text:style-name="T16">While the former disallows providing the software to third parties as a hosted or managed service, </text:span></text:span><text:span text:style-name="Source_20_Text"><text:span text:style-name="T8">SSPL </text:span></text:span><text:span text:style-name="Source_20_Text"><text:span text:style-name="T16">allows it but</text:span></text:span><text:span text:style-name="Source_20_Text"><text:span text:style-name="T8"> requires anyone who wants to offer ElasticSearch as </text:span></text:span><text:span text:style-name="Source_20_Text"><text:span text:style-name="T16">a service </text:span></text:span><text:span text:style-name="Source_20_Text"><text:span text:style-name="T8">to either release all surrounding infrastructure as SSPL or get a commercial license. <text:s/></text:span></text:span></text:p>
      <text:p text:style-name="P17"><text:span text:style-name="Source_20_Text"><text:span text:style-name="T8"/></text:span></text:p>
      <text:h text:style-name="Heading_20_1" text:outline-level="1"><text:span text:style-name="Source_20_Text"><text:span text:style-name="T19">MarkLogic</text:span></text:span></text:h>
      <text:p text:style-name="P18"><text:span text:style-name="Source_20_Text"><text:span text:style-name="T18">MarkLogic is a commerical search system originally developed for XML. It indexes the content and structure of documents including words, phrases, relationships, and values in over 200 languages with tokenization, collation, and stemming for core languages. It supports search across its data and metadata using a word or phrase and incorporates Boolean logic, stemming, wildcards, case sensitivity, punctuation sensitivity, diacritic sensitivity, and search term weighting.</text:span></text:span></text:p>
      <text:p text:style-name="P18"><text:span text:style-name="Source_20_Text"><text:span text:style-name="T18"/></text:span></text:p>
      <text:h text:style-name="Heading_20_1" text:outline-level="1"><text:soft-page-break/><text:span text:style-name="Source_20_Text"><text:span text:style-name="T19">Re-Isearch</text:span></text:span></text:h>
      <text:p text:style-name="P18"><text:span text:style-name="Source_20_Text"><text:span text:style-name="T10">Re-Isearch is a reborn open-source search engine built on the basis of the Isearch open-source engine and IB (a proprietary fork). <text:s/>It indexes the content and structure of documents including words, phrases, relationships, and values. </text:span></text:span><text:span text:style-name="Source_20_Text"><text:span text:style-name="T18">It </text:span></text:span><text:span text:style-name="Source_20_Text"><text:span text:style-name="T10">supports search across its data and metadata using a word or phrase and incorporates Boolean logic, wildcards, case sensitivity, punctuation sensitivity, diacritic sensitivity, and search term weighting. </text:span></text:span></text:p>
      <text:p text:style-name="P7"><text:span text:style-name="Source_20_Text"><text:span text:style-name="T10">The default configuration requires </text:span></text:span><text:span text:style-name="Source_20_Text"><text:span text:style-name="T17">a minimum heap size 3x the size of the largest document it intends to index. It has run well on machines with virtual memory and as little as 8 MB RAM.</text:span></text:span></text:p>
      <text:p text:style-name="P7"><text:span text:style-name="Source_20_Text"><text:span text:style-name="T10">The engine has, in various forms </text:span></text:span><text:span text:style-name="Source_20_Text"><text:span text:style-name="T11">(and using differing algorithms)</text:span></text:span><text:span text:style-name="Source_20_Text"><text:span text:style-name="T10">, been available since the 1990s </text:span></text:span><text:span text:style-name="Source_20_Text"><text:span text:style-name="T14">and was originally developed to <text:s/>provide structured field search </text:span></text:span><text:span text:style-name="Source_20_Text"><text:span text:style-name="T15">via the</text:span></text:span><text:span text:style-name="Source_20_Text"><text:span text:style-name="T14"> NISO Z39.50 </text:span></text:span><text:span text:style-name="Source_20_Text"><text:span text:style-name="T15">protocol</text:span></text:span><text:span text:style-name="Source_20_Text"><text:span text:style-name="T12"> (an international standard client–server, application layer communications protocol for searching and retrieving information from a database that dominates, for example, the library world)</text:span></text:span><text:span text:style-name="Source_20_Text"><text:span text:style-name="T15"> </text:span></text:span><text:span text:style-name="Source_20_Text"><text:span text:style-name="T10">. </text:span></text:span><text:span text:style-name="Source_20_Text"><text:span text:style-name="T14">Its </text:span></text:span><text:span text:style-name="Source_20_Text"><text:span text:style-name="T10">well established user community </text:span></text:span><text:span text:style-name="Source_20_Text"><text:span text:style-name="T14">was primarily in the </text:span></text:span><text:span text:style-name="Source_20_Text"><text:span text:style-name="T10">public sector </text:span></text:span><text:span text:style-name="Source_20_Text"><text:span text:style-name="T14">and included</text:span></text:span><text:span text:style-name="Source_20_Text"><text:span text:style-name="T10">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the SAGE Project of the Special Collections Department at Emory University, Eco Companion Australasia (an environmental geospatial resources catalog), Australian National Genomic Information Service (ANGIS), the Open Directory Project and numerous governmental portals.</text:span></text:span></text:p>
      <text:p text:style-name="P5"><text:span text:style-name="Source_20_Text"><text:span text:style-name="T12">The engine has a number of extensions that enables search functionality via ISO23950/Z39.50, OASIS SRU/W and OpenSearch REST API.</text:span></text:span></text:p>
      <text:p text:style-name="P15"><text:span text:style-name="Source_20_Text"><text:span text:style-name="T9">Re-Isearch is licensed under the Apache 2.0 license. The Z39.50, SRU/W and other servers are licensed </text:span></text:span><text:span text:style-name="Source_20_Text"><text:span text:style-name="T13">under highly permissive MIT style licenses. Basically these means anyone has permission to use, copy, modify, distribute, and sell the software and its documentation, in whole or in part, for any purpose without fee.</text:span></text:span></text:p>
      <text:p text:style-name="P16"><text:span text:style-name="Source_20_Text"><text:span text:style-name="T13"/></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1">re-Isearch</text:p>
          </table:table-cell>
          <table:table-cell table:style-name="Table6.A1" office:value-type="string">
            <text:p text:style-name="P51">MarkLogic</text:p>
          </table:table-cell>
          <table:table-cell table:style-name="Table6.A1" office:value-type="string">
            <text:p text:style-name="P51">Elasticsearch</text:p>
          </table:table-cell>
          <table:table-cell table:style-name="Table6.D1" office:value-type="string">
            <text:p text:style-name="P51">Apache Solr</text:p>
          </table:table-cell>
        </table:table-row>
        <table:table-row>
          <table:table-cell table:style-name="Table6.A2" office:value-type="string">
            <text:p text:style-name="P44">NoSQL search engine</text:p>
          </table:table-cell>
          <table:table-cell table:style-name="Table6.A2" office:value-type="string">
            <text:p text:style-name="P45">Operational and transactional Enterprise NoSQL database</text:p>
          </table:table-cell>
          <table:table-cell table:style-name="Table6.A2" office:value-type="string">
            <text:p text:style-name="P45">A distributed, RESTful modern search and analytics engine based on Apache Lucene</text:p>
          </table:table-cell>
          <table:table-cell table:style-name="Table6.D2" office:value-type="string">
            <text:p text:style-name="P45">A widely used distributed, scalable search engine based on Apache Lucene</text:p>
          </table:table-cell>
        </table:table-row>
        <table:table-row>
          <table:table-cell table:style-name="Table6.A2" office:value-type="string">
            <text:p text:style-name="P44">NativeXML DBMS, RDF Store, search engine</text:p>
          </table:table-cell>
          <table:table-cell table:style-name="Table6.A2" office:value-type="string">
            <text:p text:style-name="P44">NativeXML DBMS, RDF Store, search engine</text:p>
          </table:table-cell>
          <table:table-cell table:style-name="Table6.A2" office:value-type="string">
            <text:p text:style-name="P44">Search engine</text:p>
          </table:table-cell>
          <table:table-cell table:style-name="Table6.D2" office:value-type="string">
            <text:p text:style-name="P44">Search engine</text:p>
          </table:table-cell>
        </table:table-row>
        <table:table-row>
          <table:table-cell table:style-name="Table6.A2" office:value-type="string">
            <text:p text:style-name="P45"><text:span text:style-name="T46">Object DBMS including </text:span>Spatial</text:p>
          </table:table-cell>
          <table:table-cell table:style-name="Table6.A2" office:value-type="string">
            <text:p text:style-name="P45"/>
          </table:table-cell>
          <table:table-cell table:style-name="Table6.A2" office:value-type="string">
            <text:p text:style-name="P45">Document store</text:p>
            <text:p text:style-name="P45">Spatial DBMS</text:p>
          </table:table-cell>
          <table:table-cell table:style-name="Table6.D2" office:value-type="string">
            <text:p text:style-name="P45">Spatial DBMS</text:p>
          </table:table-cell>
        </table:table-row>
        <table:table-row>
          <table:table-cell table:style-name="Table6.A2" office:value-type="string">
            <text:p text:style-name="P44">1994-<text:span text:style-name="T47">2011</text:span>, <text:s/><text:span text:style-name="T47">reborn </text:span>2021</text:p>
          </table:table-cell>
          <table:table-cell table:style-name="Table6.A2" office:value-type="string">
            <text:p text:style-name="P44"><text:span text:style-name="T47">Since </text:span>2001</text:p>
          </table:table-cell>
          <table:table-cell table:style-name="Table6.A2" office:value-type="string">
            <text:p text:style-name="P44"><text:span text:style-name="T47">Since </text:span>2010</text:p>
          </table:table-cell>
          <table:table-cell table:style-name="Table6.D2" office:value-type="string">
            <text:p text:style-name="P44"><text:span text:style-name="T47">Since </text:span>2006</text:p>
          </table:table-cell>
        </table:table-row>
        <table:table-row>
          <table:table-cell table:style-name="Table6.A2" office:value-type="string">
            <text:p text:style-name="P46">C++</text:p>
          </table:table-cell>
          <table:table-cell table:style-name="Table6.A2" office:value-type="string">
            <text:p text:style-name="P46">C++</text:p>
          </table:table-cell>
          <table:table-cell table:style-name="Table6.A2" office:value-type="string">
            <text:p text:style-name="P46">Java</text:p>
          </table:table-cell>
          <table:table-cell table:style-name="Table6.D2" office:value-type="string">
            <text:p text:style-name="P46">Java</text:p>
          </table:table-cell>
        </table:table-row>
        <table:table-row>
          <table:table-cell table:style-name="Table6.A2" office:value-type="string">
            <text:p text:style-name="P47">Free</text:p>
          </table:table-cell>
          <table:table-cell table:style-name="Table6.A2" office:value-type="string">
            <text:p text:style-name="P47">Commerical</text:p>
          </table:table-cell>
          <table:table-cell table:style-name="Table6.A2" office:value-type="string">
            <text:p text:style-name="P47">Partially Free</text:p>
          </table:table-cell>
          <table:table-cell table:style-name="Table6.D2" office:value-type="string">
            <text:p text:style-name="P47">Free</text:p>
          </table:table-cell>
        </table:table-row>
        <table:table-row>
          <table:table-cell table:style-name="Table6.A2" office:value-type="string">
            <text:p text:style-name="P47">Open Source</text:p>
          </table:table-cell>
          <table:table-cell table:style-name="Table6.A2" office:value-type="string">
            <text:p text:style-name="P47">Proprietary</text:p>
          </table:table-cell>
          <table:table-cell table:style-name="Table6.A2" office:value-type="string">
            <text:p text:style-name="P47">Open Source</text:p>
          </table:table-cell>
          <table:table-cell table:style-name="Table6.D2" office:value-type="string">
            <text:p text:style-name="P47">Open Source</text:p>
          </table:table-cell>
        </table:table-row>
        <text:soft-page-break/>
        <table:table-row>
          <table:table-cell table:style-name="Table6.A2" office:value-type="string">
            <text:p text:style-name="P47">XML support</text:p>
          </table:table-cell>
          <table:table-cell table:style-name="Table6.A2" office:value-type="string">
            <text:p text:style-name="P47">XML support</text:p>
          </table:table-cell>
          <table:table-cell table:style-name="Table6.A2" office:value-type="string">
            <text:p text:style-name="P47">JSON Only</text:p>
          </table:table-cell>
          <table:table-cell table:style-name="Table6.D2" office:value-type="string">
            <text:p text:style-name="P47">XML support</text:p>
          </table:table-cell>
        </table:table-row>
        <table:table-row>
          <table:table-cell table:style-name="Table6.A2" office:value-type="string">
            <text:p text:style-name="P47">Foreign keys, Join</text:p>
          </table:table-cell>
          <table:table-cell table:style-name="Table6.A2" office:value-type="string">
            <text:p text:style-name="P47">No foreign keys</text:p>
          </table:table-cell>
          <table:table-cell table:style-name="Table6.A2" office:value-type="string">
            <text:p text:style-name="P47">No foreign keys</text:p>
          </table:table-cell>
          <table:table-cell table:style-name="Table6.D2" office:value-type="string">
            <text:p text:style-name="P47">No foreign keys</text:p>
          </table:table-cell>
        </table:table-row>
        <table:table-row>
          <table:table-cell table:style-name="Table6.A2" office:value-type="string">
            <text:p text:style-name="P48">Schema-Free</text:p>
          </table:table-cell>
          <table:table-cell table:style-name="Table6.A2" office:value-type="string">
            <text:p text:style-name="P48">Schema-Free</text:p>
          </table:table-cell>
          <table:table-cell table:style-name="Table6.A2" office:value-type="string">
            <text:p text:style-name="P48">Schema-Free</text:p>
          </table:table-cell>
          <table:table-cell table:style-name="Table6.D2" office:value-type="string">
            <text:p text:style-name="P48">Schema</text:p>
          </table:table-cell>
        </table:table-row>
        <table:table-row>
          <table:table-cell table:style-name="Table6.A2" office:value-type="string">
            <text:p text:style-name="P48">Multi-language API, Z39.50, SRU/W. CQL, IB Query Language,...</text:p>
          </table:table-cell>
          <table:table-cell table:style-name="Table6.A2" office:value-type="string">
            <text:p text:style-name="P48">Multi-language API, Xquery, SPARQL,</text:p>
          </table:table-cell>
          <table:table-cell table:style-name="Table6.A2" office:value-type="string">
            <text:p text:style-name="P48">Java API</text:p>
            <text:p text:style-name="P48">RESTful HTTP/JSON API</text:p>
          </table:table-cell>
          <table:table-cell table:style-name="Table6.D2" office:value-type="string">
            <text:p text:style-name="P48">Java API</text:p>
            <text:p text:style-name="P48">RESTful HTTP/JSON API</text:p>
          </table:table-cell>
        </table:table-row>
        <table:table-row>
          <table:table-cell table:style-name="Table6.A2" office:value-type="string">
            <text:p text:style-name="P50">Search during index</text:p>
          </table:table-cell>
          <table:table-cell table:style-name="Table6.A2" office:value-type="string">
            <text:p text:style-name="P50">Search during index</text:p>
          </table:table-cell>
          <table:table-cell table:style-name="Table6.A2" office:value-type="string">
            <text:p text:style-name="P50">No</text:p>
          </table:table-cell>
          <table:table-cell table:style-name="Table6.D2" office:value-type="string">
            <text:p text:style-name="P50">No</text:p>
          </table:table-cell>
        </table:table-row>
        <table:table-row>
          <table:table-cell table:style-name="Table6.A2" office:value-type="string">
            <text:p text:style-name="P49">Own algorithms</text:p>
          </table:table-cell>
          <table:table-cell table:style-name="Table6.A2" office:value-type="string">
            <text:p text:style-name="P49">Own algorithms</text:p>
          </table:table-cell>
          <table:table-cell table:style-name="Table6.A2" office:value-type="string">
            <text:p text:style-name="P49">Based on Lucene <text:span text:style-name="T51">(inverted index)</text:span></text:p>
          </table:table-cell>
          <table:table-cell table:style-name="Table6.D2" office:value-type="string">
            <text:p text:style-name="P49">Based on Lucene <text:span text:style-name="T51">(inverted index)</text:span></text:p>
          </table:table-cell>
        </table:table-row>
      </table:table>
      <text:p text:style-name="P9"><text:span text:style-name="Source_20_Text"><text:span text:style-name="T13"/></text:span></text:p>
      <text:h text:style-name="P43" text:outline-level="1"><text:span text:style-name="Source_20_Text"><text:span text:style-name="T19">Lucene </text:span></text:span><text:span text:style-name="Source_20_Text"><text:span text:style-name="T21">versus re-Isearch</text:span></text:span></text:h>
      <text:p text:style-name="P1"><text:span text:style-name="T22">Lucene is a very popular engine with a massive installed base. It is the motor behind ElasticSearch, Solr, Neo4j and many other products. </text:span>To compare Lucene with <text:span text:style-name="T23">re-Isearch</text:span> is really to compare potatoes with fish. They have quite different histories, design considerations and goals. The following short sketch attempts, however, to outline a few points since we've been asked.</text:p>
      <text:list xml:id="list1402422001" text:style-name="L1">
        <text:list-item>
          <text:p text:style-name="P19">Design target</text:p>
          <text:list>
            <text:list-item>
              <text:p text:style-name="P19">Lucene was designed to be a reasonably flexible fulltext search engine with support for fields. Its a more or less traditional unstructured text search system using <text:span text:style-name="T22">an optimized </text:span>inverted index. </text:p>
            </text:list-item>
            <text:list-item>
              <text:p text:style-name="P19">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
      <text:list xml:id="list30301578" text:style-name="L2">
        <text:list-item>
          <text:list>
            <text:list-item>
              <text:p text:style-name="P21">Lucene is packaged in a number of solutions like ElasticSearch, Solr and Neo4j. They all have applications that are nearly turn-key to make it easy to get running. Solr is bundled as the built-in search in many applications like CMSs and ECMs, Cloudera’s Hadoop,...</text:p>
            </text:list-item>
          </text:list>
        </text:list-item>
      </text:list>
      <text:list xml:id="list201636322029818" text:continue-list="list1402422001" text:style-name="L1">
        <text:list-item>
          <text:list>
            <text:list-item>
              <text:p text:style-name="P22">Re-Isearch is not a complete solution. Its not a turn-key application. Its like Lucene merely enabling technology. Despite the command line tools supplied and the available information servers (SRU/W, ISO23950/Z.2950 etc.) its really just a library and some scaffolding.</text:p>
            </text:list-item>
          </text:list>
        </text:list-item>
        <text:list-item>
          <text:p text:style-name="P24">Platform</text:p>
        </text:list-item>
      </text:list>
      <text:list xml:id="list328695773" text:style-name="L3">
        <text:list-item>
          <text:list>
            <text:list-item>
              <text:p text:style-name="P25">Lucene can run on platforms providing Java. Each operating platform has to provide a JVM. There are some open source takes on Java: primarily OpenJDK <text:span text:style-name="T44">variants</text:span> and Jikes Research VM.</text:p>
            </text:list-item>
            <text:list-item>
              <text:p text:style-name="P26"><text:span text:style-name="T43">Re-Isearch </text:span>can be compiled and run on nearly any POSIX compatible operating system. <text:span text:style-name="T45">It uses a simplified subset of C++ and has minimal dependencies.</text:span></text:p>
            </text:list-item>
          </text:list>
        </text:list-item>
      </text:list>
      <text:list xml:id="list201636359015913" text:continue-list="list201636322029818" text:style-name="L1">
        <text:list-item>
          <text:p text:style-name="P28">Data Import (Document Formats)</text:p>
          <text:list>
            <text:list-item>
              <text:p text:style-name="P29">Lucene’s tokenizer <text:span text:style-name="T32">does not really support any document formats natively. It depends upon analyzers and these too don’t really support any formats. Instead Lucene (Solr) depends upon external libraries such as Apache Tika.</text:span></text:p>
            </text:list-item>
            <text:list-item>
              <text:p text:style-name="P30"><text:span text:style-name="T39">Re-Isearch lets one l</text:span>oad data as is. There is no need to define a schema in advance. <text:span text:style-name="T32">Re-Isearch’s, to use Lucene’s nomenclature, tokenizer and analyers (which we call </text:span><text:span text:style-name="T33">doctypes</text:span><text:span text:style-name="T32">) are firmly intertwined into the engine’s architecture. <text:s/>It natively indexes a large number of formats like SGML/XML, </text:span><text:soft-page-break/><text:span text:style-name="T32">emails, BibTeX, Medline and over 60 other formats of which many dozens are fundamental such as token seperated values, paragraph text which allow through simple configuration their applications to many 100s of more exotic and proprietary formats.</text:span></text:p>
            </text:list-item>
            <text:list-item>
              <text:p text:style-name="P31">Lucene/Solr works with filters to convert or extract metadata.</text:p>
            </text:list-item>
            <text:list-item>
              <text:p text:style-name="P32">Re-Isearch also supports filters to convert formats or extract metadata. It can user any filter as well as, naturally, those based upon Apache Tika or any other conversion filter, including custom one-off scripts. Out-of-the-box it supports, for example, in a number of classes the Pandoc tool for a vast array of formats, filters like catdoc for older Microsoft Word files and xls2ssv for older Microsoft Spreadsheets.</text:p>
            </text:list-item>
            <text:list-item>
              <text:p text:style-name="P33">One adds new Analzers to Lucene by extending Lucene in Java. There is no fool proof protection of intellectual property. Java can always be reverse engineered.</text:p>
            </text:list-item>
            <text:list-item>
              <text:p text:style-name="P33">One can add new Doctypes to re-Isearch easily either directly via a contribution of source code to its built-in core or via a plug-in. Plugins are C or C++ language compiled loadable objects. They can be closed source and proprietary. They don’t need to adhere to the re-Isearch license.</text:p>
            </text:list-item>
            <text:list-item>
              <text:p text:style-name="P31">Heterogenous Collections</text:p>
              <text:list>
                <text:list-item>
                  <text:p text:style-name="P31">Lucene has no direct model. Instead one needs to map schemas together.</text:p>
                </text:list-item>
                <text:list-item>
                  <text:p text:style-name="P31">Re-Isearch has been designed for just this.</text:p>
                </text:list-item>
              </text:list>
            </text:list-item>
          </text:list>
        </text:list-item>
        <text:list-item>
          <text:p text:style-name="P22">Market Share</text:p>
        </text:list-item>
      </text:list>
      <text:list xml:id="list2028862672" text:style-name="L4">
        <text:list-item>
          <text:list>
            <text:list-item>
              <text:p text:style-name="P23">Lucene has a sizeable market pressence. <text:span text:style-name="T37">Lucene has an infrastructure of consultants. </text:span>ElasticSearch is publically traded and has a market capitalization of more than <text:span text:style-name="T38">14 </text:span>billion<text:span text:style-name="T38"> USD.</text:span></text:p>
            </text:list-item>
            <text:list-item>
              <text:p text:style-name="P23"><text:span text:style-name="T37">R</text:span>e-Isearch, despite its more than 20 year history, is the “new kid on the block”.</text:p>
            </text:list-item>
          </text:list>
        </text:list-item>
      </text:list>
      <text:list xml:id="list201634914951852" text:continue-list="list201636359015913" text:style-name="L1">
        <text:list-item>
          <text:p text:style-name="P19">Java</text:p>
          <text:list>
            <text:list-item>
              <text:p text:style-name="P19">Lucene is <text:span text:style-name="T22">typically</text:span> pure Java. Its 100% written in Java. Its more or less Java thread safe but not completely.</text:p>
            </text:list-item>
            <text:list-item>
              <text:p text:style-name="P11">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11">Lucene needs Java to run (although there are a few forks rewriting the algorithms and structures into other languages). Java is, in our educated opinion, a fine language for developing many kinds of applications (especially given the availability of Java developing talent) but is less than ideal for database, search and retrieval especially on appliances. The Java runtime needs not only at not only at least 128 MB to run but it does not return allocated memory to the host operating system.</text:p>
            </text:list-item>
            <text:list-item>
              <text:p text:style-name="P19">re-Isearch allows for applications to use its algorithms to be written in Java but does not require the use of Java. Our favorite language for writing applications to use re-Isearch is, in fact, Python and not Java.</text:p>
            </text:list-item>
            <text:list-item>
              <text:p text:style-name="P34">Java continues to have some copyright and license issues. Java SE 8 <text:span text:style-name="T31">and newer</text:span> public updates will no longer be available for "Business, Commercial or Production use" without a commercial license.</text:p>
            </text:list-item>
          </text:list>
        </text:list-item>
        <text:list-item>
          <text:p text:style-name="P35">Other scripting languages</text:p>
          <text:list>
            <text:list-item>
              <text:p text:style-name="P35">Lucene is Java and its extended by Java. </text:p>
            </text:list-item>
            <text:list-item>
              <text:p text:style-name="P35">Re-Isearch has APIs in a number of languages including C#, C++, D, Go, Guile, Lua, Java, JavaScript (Node.js), Perl. PHP, Python, R, Ruby, Tcl/Tk,… </text:p>
            </text:list-item>
          </text:list>
        </text:list-item>
        <text:list-item>
          <text:p text:style-name="P27"><text:soft-page-break/>License</text:p>
          <text:list>
            <text:list-item>
              <text:p text:style-name="P27">While Lucene is covered by the Apache license and is freely available it depends upon Java. Java is not <text:s/>open source. Java SE remains free of charge for general purpose desktop and server use and is available under the Oracle Binary Code License. <text:s/>Java Runtime Environment (JRE) use for embedded devices or use of commercial features may require a license fee from Oracle.</text:p>
            </text:list-item>
            <text:list-item>
              <text:p text:style-name="P36">Elasticsearch effectively demands from many users a commerical license to provide 3<text:span text:style-name="T41">rd</text:span> party hosted services.</text:p>
            </text:list-item>
            <text:list-item>
              <text:p text:style-name="P37">Apache Solr is covered by Apache 2.0 and is free for any use.</text:p>
            </text:list-item>
            <text:list-item>
              <text:p text:style-name="P27">Re-Isearch is completely unencumbered. <text:span text:style-name="T42">The engine is covered by a Apache 2.0 license and servers are generally under MIT/BSD variant licenses. Documentation is provided under the <text:s/>“Attribution 4.0 International (CC BY 4.0) License. </text:span><text:s/><text:span text:style-name="T40">There are no restrictions on use.</text:span></text:p>
            </text:list-item>
          </text:list>
        </text:list-item>
        <text:list-item>
          <text:p text:style-name="P19">Portability</text:p>
          <text:list>
            <text:list-item>
              <text:p text:style-name="P19">Since Lucene is pure Java its portable to platforms with suitable JVMs. Packages should just run from platform to platform. No need, in theory, for specific binaries beyond the JVM.</text:p>
            </text:list-item>
            <text:list-item>
              <text:p text:style-name="P19">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19">Threads</text:p>
          <text:list>
            <text:list-item>
              <text:p text:style-name="P19">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19">re-Isearch is designed to handle S/R concurrency. <text:span text:style-name="T24">T</text:span>he indexer <text:span text:style-name="T24">has been designed to be able to</text:span> run nearly continuously <text:span text:style-name="T24">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10"><text:span text:style-name="T34"><text:line-break/>Do threads make sense for search? See: </text:span><text:a xlink:type="simple" xlink:href="https://web.archive.org/web/20111119140300/http://www.ibu.de/ThreadsAndSearch#threads" text:style-name="Internet_20_link" text:visited-style-name="Visited_20_Internet_20_Link"><text:span text:style-name="T34">Should one </text:span></text:a><text:a xlink:type="simple" xlink:href="https://web.archive.org/web/20111119140300/http://www.ibu.de/ThreadsAndSearch#threads" text:style-name="Internet_20_link" text:visited-style-name="Visited_20_Internet_20_Link"><text:span text:style-name="T36">run search in threads</text:span></text:a><text:span text:style-name="T34">? <text:s/>In a nutshell: not really and especially not with lower cost servers </text:span><text:span text:style-name="T35">built around the x86 architecture and PCIe bus</text:span><text:span text:style-name="T34">. They have single data ports which limit their input and output to their serial flow through the pipeline. </text:span><text:span text:style-name="T35">With fast SSDs this is particularly apparent but</text:span><text:span text:style-name="T34"> </text:span><text:span text:style-name="T35">even with slower hardd</text:span><text:span text:style-name="T34">isks </text:span><text:span text:style-name="T35">it is noticeable as they </text:span><text:span text:style-name="T34">are limited to reads within a sector. </text:span><text:span text:style-name="T35">Wincherster harddrives’</text:span><text:span text:style-name="T34"> relatively small disk buffers favor sector-to-sector serial reads for highest throughput. Disk access will tend to use the cache less and demand more head movements (slower, more heat, more power needed etc.). In comparing queues to concurrent threads </text:span><text:soft-page-break/><text:span text:style-name="T34">the later take more CPU and produce response times not better than the last in a sequential queue— Search performance, after all, is driven more by memory access speed and I/O latency than by CPU speed.</text:span></text:p>
            </text:list-item>
          </text:list>
        </text:list-item>
        <text:list-item>
          <text:p text:style-name="P19">Searching multiple indexes, JOINs etc.</text:p>
          <text:list>
            <text:list-item>
              <text:p text:style-name="P20">With lucene you can only search 1 index with a query. There is no means to create virtual indexes. While Lucene/Solr/Elastic don’t really have virtual targets they do support something similar: Shards. <text:span text:style-name="T30">Shards allow for an index to be distributed but they demand design and are not really suitable for on-the-fly collections. </text:span></text:p>
              <text:list>
                <text:list-item>
                  <text:p text:style-name="P20"><text:span text:style-name="T30">E</text:span>ach document indexed must have a unique key.</text:p>
                </text:list-item>
                <text:list-item>
                  <text:p text:style-name="P20"><text:span text:style-name="T30">If a search </text:span>discovers duplicate document IDs <text:span text:style-name="T30">it</text:span> selects the first document and discards subsequent ones.</text:p>
                </text:list-item>
              </text:list>
            </text:list-item>
            <text:list-item>
              <text:p text:style-name="P19">re-Isearch supports virtual indexes and index import. One can create on demand virtual collections of indexes and transparently search them with a single query.</text:p>
              <text:list>
                <text:list-item>
                  <text:p text:style-name="P38">While each record in an index must have a unique key, keys across distributed indexes or virtual collections don’t need to be unique. In fact we exploit the keys to understand that the records are talking about the same object and can use it for joins.</text:p>
                </text:list-item>
              </text:list>
            </text:list-item>
            <text:list-item>
              <text:p text:style-name="P19">With Lucene there is no means to import and merge multiple indexes into a single index. </text:p>
            </text:list-item>
            <text:list-item>
              <text:p text:style-name="P19">With re-Isearch can also import multiple indexes into a single index.</text:p>
              <text:list>
                <text:list-item>
                  <text:p text:style-name="P19">When importing one index into another, key clashes are handled by versioning. The existing record with the clashed key gets a new revisioned key. Depending upon configuration it may or my not be market as deleted.</text:p>
                </text:list-item>
              </text:list>
            </text:list-item>
            <text:list-item>
              <text:p text:style-name="P12">re-Isearch supports also JOINs and via the object system these joins can be to RDBMSs. </text:p>
            </text:list-item>
          </text:list>
        </text:list-item>
        <text:list-item>
          <text:p text:style-name="P19">Permitted document size and speed</text:p>
          <text:list>
            <text:list-item>
              <text:p text:style-name="P19">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19">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26">ignoring document structure,</text:span> significantly faster than one could copy the documents into a tar archiv<text:span text:style-name="T26">e</text:span>. The more and faster the I/O (memory, disk etc.) the faster the indexing process. <text:span text:style-name="T26">Depending upon the document format most of the time to build a database is spent not in the term indexing but in parsing the document structure into records and parsing those records into elements.</text:span></text:p>
            </text:list-item>
          </text:list>
        </text:list-item>
        <text:list-item>
          <text:p text:style-name="P19">Field length</text:p>
          <text:list>
            <text:list-item>
              <text:p text:style-name="P19">Lucene sets (by default) the max. field length by default to 10000 terms. This is to set an upper bound for the amount of memory used for indexing a single document. Since this still can lead to OOM (Out <text:soft-page-break/>Of Memory)— especially on 32-bit Linux platforms— one is often better off reducing it to half that value.</text:p>
            </text:list-item>
            <text:list-item>
              <text:p text:style-name="P19">re-Isearch places no limitation of max. field length. Just as a document can contain an number of terms, a field can contain any number of terms— and one can have any number of fields as well.</text:p>
            </text:list-item>
          </text:list>
        </text:list-item>
        <text:list-item>
          <text:p text:style-name="P39">Number of Fields</text:p>
          <text:list>
            <text:list-item>
              <text:p text:style-name="P39">Lucene sets a soft maximum number of fields. They generally recommend that one don’t go beyond 1000. It is just not designed for more—one can up the number but generally Lucene is designed to allows a unique set of fields per document in one index.</text:p>
            </text:list-item>
            <text:list-item>
              <text:p text:style-name="P39">Re-Isearch sets no maximum.</text:p>
            </text:list-item>
          </text:list>
        </text:list-item>
        <text:list-item>
          <text:p text:style-name="P19">Memory Demands</text:p>
          <text:list>
            <text:list-item>
              <text:p text:style-name="P19">Lucene (including Java) needs a lot of memory to run. RAM memory consumption is more or less constant at a high level during both indexing and searching activities.</text:p>
            </text:list-item>
            <text:list-item>
              <text:p text:style-name="P12">re-Isearch can be configured to use a specific amount of memory during index. It can also self-configure itself to run in a portion of the free RAM available on the system (determined at indexing start).</text:p>
            </text:list-item>
            <text:list-item>
              <text:p text:style-name="P19">Lucene has a high fixed memory demand for search since segments of indexes are copied into memory.</text:p>
            </text:list-item>
            <text:list-item>
              <text:p text:style-name="P12">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19">Since Lucene is Java it is dependent upon the Java memory management (garbage collector) to manage system memory. Java tends to "hog" memory: normally takes but returns little memory to the operating system.</text:p>
            </text:list-item>
            <text:list-item>
              <text:p text:style-name="P19">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19">Exclused terms / Stop words</text:p>
          <text:list>
            <text:list-item>
              <text:p text:style-name="P19">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12">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19">Term length</text:p>
          <text:list>
            <text:list-item>
              <text:p text:style-name="P19">Lucene places limits on the lengths of terms</text:p>
            </text:list-item>
            <text:list-item>
              <text:p text:style-name="P12">re-Isearch is designed to handle terms/words of any length.</text:p>
            </text:list-item>
          </text:list>
        </text:list-item>
        <text:list-item>
          <text:p text:style-name="P19">Search Terms/Wild cards/Truncated search terms</text:p>
          <text:list>
            <text:list-item>
              <text:p text:style-name="P19"><text:soft-page-break/>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19">A sorted term enumeration is started from the term alphabetically closest to/after the given prefix (the term characters on the left). This enumerates all terms from all existing fields in the index.</text:p>
                </text:list-item>
                <text:list-item>
                  <text:p text:style-name="P19">For each term, Lucene checks if the term actually starts with the prefix and belongs to the given field. If so the term is added to a BooleanQuery as a TermQuery with OR logic.</text:p>
                </text:list-item>
                <text:list-item>
                  <text:p text:style-name="P19">The process produced a constructed BooleanQuery which contains exactly as many clauses as there were terms matching the prefix.</text:p>
                </text:list-item>
              </text:list>
              <text:p text:style-name="P19">For a WildcardQuery, the process is similar in that the term value string containing wildcard(s) is also expanded to all matching terms for the given field and OR-combined using a BooleanQuery.</text:p>
            </text:list-item>
            <text:list-item>
              <text:p text:style-name="P19">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19">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12">re-Isearch supports not just wildcards but full glob (POSIX 1003.2, 3.13) including some extensions. These can be applied to the entire search expression including path and term components.</text:p>
                </text:list-item>
              </text:list>
            </text:list-item>
            <text:list-item>
              <text:p text:style-name="P19">Lucene normally supports only wildcards to the right (prefix queries).</text:p>
            </text:list-item>
            <text:list-item>
              <text:p text:style-name="P12">re-Isearch supports both right and left truncation as well as generic glob expressions.</text:p>
            </text:list-item>
            <text:list-item>
              <text:p text:style-name="P19">Lucene does not normally allow for wildcards in field names</text:p>
            </text:list-item>
            <text:list-item>
              <text:p text:style-name="P12">re-Isearch allows for wildcards (glob expressions) in field names and paths.</text:p>
            </text:list-item>
            <text:list-item>
              <text:p text:style-name="P19">Lucene does not support combinations of phrase and wildcard as in the right truncated phrase search "search optim"*</text:p>
            </text:list-item>
            <text:list-item>
              <text:p text:style-name="P12">re-Isearch allows for wildcards.</text:p>
            </text:list-item>
          </text:list>
        </text:list-item>
        <text:list-item>
          <text:p text:style-name="P19">Proximity</text:p>
          <text:list>
            <text:list-item>
              <text:p text:style-name="P19">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12">re-Isearch has a concept of proximity. Distance, however, is not measured in words but bytes as in the original indexed document. This makes sense since in marked-up documents what's a word? re-<text:soft-page-break/>Isearch also has heuristic concepts of near and can also restrict proximity to within a common field instance.</text:p>
            </text:list-item>
          </text:list>
        </text:list-item>
        <text:list-item>
          <text:p text:style-name="P12"><text:s/><text:span text:style-name="T27">Normalization</text:span></text:p>
          <text:list>
            <text:list-item>
              <text:p text:style-name="P13">Lucene supports both TD-IDF and BM25 Normalization. BM25 is extremely popular and has done quite well in search comparison testing.</text:p>
            </text:list-item>
            <text:list-item>
              <text:p text:style-name="P13">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855366496" text:style-name="L5">
        <text:list-item>
          <text:list>
            <text:list-header>
              <text:p text:style-name="P14">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28">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201635196012808" text:continue-list="list201634914951852" text:style-name="L1">
        <text:list-item>
          <text:p text:style-name="P19">Boolean operations</text:p>
          <text:list>
            <text:list-item>
              <text:p text:style-name="P19">Lucene does not use the pure boolean information retrieval model or support boolean operators but simulates some of the basic user-side functionality for inclusion and exclusion via a modal prefix model. Lucene has two term prefix ops: "<text:span text:style-name="T29">+</text:span>" (for "<text:span text:style-name="T25">must</text:span> contain"), "<text:span text:style-name="T29">-</text:span>" (for "<text:span text:style-name="T25">must not</text:span> contain"). Terms without a prefix are "<text:span text:style-name="T25">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12">re-Isearch is overloaded with operators (probably more than most people have ever heard of).</text:p>
            </text:list-item>
          </text:list>
        </text:list-item>
        <text:list-item>
          <text:p text:style-name="P19">Unary operators</text:p>
          <text:list>
            <text:list-item>
              <text:p text:style-name="P19">Lucene has effectively no unary operators. The closest to unary operations are term boost (weight) and "fuzzy" but they are limited to use as term modifiers.</text:p>
            </text:list-item>
            <text:list-item>
              <text:p text:style-name="P12">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19">Query Languages/Interfaces</text:p>
          <text:list>
            <text:list-item>
              <text:p text:style-name="P19">Lucene does not per say have a query language since it contains only terms and modifiers (+,-, weight). These may be processed in any order. There are a number of classes to try to convert other languages into Lucene's model. </text:p>
            </text:list-item>
            <text:list-item>
              <text:p text:style-name="P12"><text:soft-page-break/>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19">Lucene's boolean query class limits the number of clauses (typ. 1024). This makes sense since Lucene too limits the number of terms in a query (typ. 1024).</text:p>
            </text:list-item>
            <text:list-item>
              <text:p text:style-name="P12">re-Isearch's boolean query class places not limits on the number of clauses, terms, operators etc.</text:p>
            </text:list-item>
            <text:list-item>
              <text:p text:style-name="P19">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12">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19">Does the position of the matches in the text affect the scoring?</text:p>
          <text:list>
            <text:list-item>
              <text:p text:style-name="P19">In Lucene: No, the position of matches within a field does not affect ranking. </text:p>
            </text:list-item>
            <text:list-item>
              <text:p text:style-name="P12">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19">Field differences</text:p>
          <text:list>
            <text:list-item>
              <text:p text:style-name="P40"><text:span text:style-name="T34">Lucene lacks diagnostics. Searching even in a field that does not exist just returns no results but without reason. Since fields are </text:span><text:span text:style-name="Emphasis"><text:span text:style-name="T34">Case Sensitive</text:span></text:span><text:span text:style-name="T34"> in Lucene this is a frequent source of error.</text:span></text:p>
            </text:list-item>
            <text:list-item>
              <text:p text:style-name="P12">re-Isearch contains diagnostics.</text:p>
            </text:list-item>
            <text:list-item>
              <text:p text:style-name="P40"><text:span text:style-name="T34">Lucene's fields are </text:span><text:span text:style-name="Emphasis"><text:span text:style-name="T34">Case Sensitive</text:span></text:span><text:span text:style-name="T34">. There is, to our knowledge, no way to switch it. </text:span></text:p>
            </text:list-item>
            <text:list-item>
              <text:p text:style-name="P10"><text:span text:style-name="T34">re-Isearch </text:span><text:span text:style-name="Emphasis"><text:span text:style-name="T34">by default</text:span></text:span><text:span text:style-name="T34"> makes field names and paths </text:span><text:span text:style-name="Emphasis"><text:span text:style-name="T34">case </text:span></text:span><text:span text:style-name="Emphasis"><text:span text:style-name="T36">in</text:span></text:span><text:span text:style-name="Emphasis"><text:span text:style-name="T34">sensitive</text:span></text:span><text:span text:style-name="T34"> (as the case for SGML, SQL etc). Even through XML is case sensitive (and we were among those that opposed it) we are familiar with no productive XML document types and valid instances with two (or more) siblings differing only in case of their names. While possible in XML </text:span></text:p>
              <text:p text:style-name="P41">&lt;organization&gt;&lt;name&gt;BSn&lt;/name&gt;&lt;NAME&gt;Edward C. Zimmermann&lt;/NAME&gt;&lt;/organization&gt;</text:p>
              <text:p text:style-name="P12">its poor design just as there are reasons why domain names and email addresses too are not case dependent.</text:p>
            </text:list-item>
          </text:list>
        </text:list-item>
        <text:list-item>
          <text:p text:style-name="P19">Structure search</text:p>
          <text:list>
            <text:list-item>
              <text:p text:style-name="P19">Lucene is a traditional inverted index fulltext engine. Its quite good at handling a limited number of fields but is inappropriate for use with arbitary trees.</text:p>
            </text:list-item>
            <text:list-item>
              <text:p text:style-name="P12">re-Isearch is not based on "Inverted file indexes" and uses other algorithms. It has no limits on the length of terms, their frequency and and can support arbitary structures and paths, including overlap.</text:p>
            </text:list-item>
            <text:list-item>
              <text:p text:style-name="P19">The granularity of Lucene (unit of retrieval) is the record as defined at the time of indexing.</text:p>
            </text:list-item>
            <text:list-item>
              <text:p text:style-name="P12"><text:soft-page-break/>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19">The product of a search in Lucene is a identification for the record. To extract elements one must load the document (parse etc.) into an object model that supports addressing elements.</text:p>
            </text:list-item>
            <text:list-item>
              <text:p text:style-name="P12">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Liberation Serif" fo:font-size="18pt" style:font-size-asian="18pt" style:font-size-complex="18pt"/>
    </style:style>
    <style:style style:name="MT2" style:family="text">
      <style:text-properties style:font-name="Liberation Serif" fo:font-size="18pt" officeooo:rsid="03578988" style:font-size-asian="18pt" style:font-size-complex="18pt"/>
    </style:style>
    <style:style style:name="MT3" style:family="text">
      <style:text-properties style:font-name="Liberation Serif" fo:font-size="18pt" officeooo:rsid="0034f317" style:font-size-asian="18pt" style:font-size-complex="18pt"/>
    </style:style>
    <style:style style:name="MT4" style:family="text">
      <style:text-properties style:font-name="Liberation Serif" fo:font-size="18pt" officeooo:rsid="002640fc" style:font-size-asian="18pt" style:font-size-complex="1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Title"><text:span text:style-name="Source_20_Text"><text:span text:style-name="MT1">Comparison </text:span></text:span><text:span text:style-name="Source_20_Text"><text:span text:style-name="MT2">of re-Isearch</text:span></text:span><text:span text:style-name="Source_20_Text"><text:span text:style-name="MT1"> to </text:span></text:span><text:span text:style-name="Source_20_Text"><text:span text:style-name="MT3">Popular</text:span></text:span><text:span text:style-name="Source_20_Text"><text:span text:style-name="MT1"> Engines </text:span></text:span><text:span text:style-name="Source_20_Text"><text:span text:style-name="MT4">(v.</text:span></text:span><text:span text:style-name="Source_20_Text"><text:span text:style-name="MT3">4</text:span></text:span><text:span text:style-name="Source_20_Text"><text:span text:style-name="MT4">)</text:span></text:span></text:p>
      </style:header>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6T13:29:30.532450766</meta:creation-date>
    <dc:date>2021-09-02T20:15:54.031888314</dc:date>
    <meta:editing-duration>PT3H55M48S</meta:editing-duration>
    <meta:editing-cycles>54</meta:editing-cycles>
    <meta:generator>LibreOffice/6.0.7.3$Linux_X86_64 LibreOffice_project/00m0$Build-3</meta:generator>
    <meta:document-statistic meta:table-count="1" meta:image-count="0" meta:object-count="0" meta:page-count="11" meta:paragraph-count="208" meta:word-count="5108" meta:character-count="30939" meta:non-whitespace-character-count="26130"/>
  </office:meta>
</office:document-meta>
</file>